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5-10-14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5-04-18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4-04-1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4-01-22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3-10-18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3-04-27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3-02-0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2-04-2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2-01-2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1-10-12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1-04-22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0-10-19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0-04-02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20-01-0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9-09-0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9-05-03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9-02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8-11-0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8-04-2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8-01-23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7-10-05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7-04-2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7-01-3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6-10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6-04-25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6-03-01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6-02-1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4624" calcext:value-type="float">
            <text:p>43.8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5-11-17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5-04-2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5-01-2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4-10-16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4-04-2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4-01-3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3-08-0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3-04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3-01-0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2-04-1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2-01-10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1-10-2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1-05-09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1-01-27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0-10-1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0-04-2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10-02-2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9-11-0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9-04-27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9-01-2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8-10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8-04-0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7-04-1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7-01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6-10-2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6-08-0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6-04-2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6-01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5-04-04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4-11-09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4-04-28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5145</text:p>
          </table:table-cell>
          <table:table-cell office:value-type="string" calcext:value-type="string">
            <text:p>21S/20E-35CDB</text:p>
          </table:table-cell>
          <table:table-cell office:value-type="string" calcext:value-type="string">
            <text:p>2003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